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29" style:master-page-name="MasterPage2" style:family="paragraph" style:name="P39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61"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62"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63">
      <style:text-properties fo:color="#000000" fo:font-family="Times New Roman" style:font-family-complex="Times New Roman" fo:font-size="12pt" style:font-size-complex="12pt" fo:language="ru" fo:country="RU"/>
    </style:style>
    <style:style style:family="table" style:name="ta1">
      <style:paragraph-properties fo:line-height="100%" fo:margin-bottom="0pt"/>
      <style:table-properties style:width="18.08cm" fo:margin-left="0cm" table:align="left" style:use-optimal-column-width="true"/>
    </style:style>
    <style:style style:family="table-column" style:name="co1">
      <style:table-column-properties style:column-width="0.815cm" style:use-optimal-column-width="true"/>
    </style:style>
    <style:style style:family="table-column" style:name="co2">
      <style:table-column-properties style:column-width="4.066cm" style:use-optimal-column-width="true"/>
    </style:style>
    <style:style style:family="table-column" style:name="co3">
      <style:table-column-properties style:column-width="4.816cm" style:use-optimal-column-width="true"/>
    </style:style>
    <style:style style:family="table-column" style:name="co4">
      <style:table-column-properties style:column-width="4.165cm" style:use-optimal-column-width="true"/>
    </style:style>
    <style:style style:family="table-column" style:name="co5">
      <style:table-column-properties style:column-width="4.216cm" style:use-optimal-column-width="true"/>
    </style:style>
    <style:style style:family="table-row" style:name="ro1">
      <style:table-row-properties/>
    </style:style>
    <style:style style:family="table-cell" style:name="ce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40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64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65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41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66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67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42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68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69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43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70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71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44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72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73">
      <style:text-properties fo:color="#000000" fo:font-family="Times New Roman" style:font-family-complex="Times New Roman" fo:font-size="10pt" style:font-size-complex="10pt" fo:language="ru" fo:country="RU"/>
    </style:style>
    <style:style style:family="table-row" style:name="ro2">
      <style:table-row-properties/>
    </style:style>
    <style:style style:family="table-cell" style:name="ce7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45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74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75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8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46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76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77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9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47">
      <style:paragraph-properties fo:margin-left="0cm" fo:text-indent="0cm"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78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79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10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48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80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81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11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49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82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83">
      <style:text-properties fo:color="#000000" fo:font-family="Times New Roman" style:font-family-complex="Times New Roman" fo:font-size="10pt" style:font-size-complex="10pt"/>
    </style:style>
    <style:style style:family="text" style:name="T84">
      <style:text-properties fo:color="#000000" fo:font-family="Times New Roman" style:font-family-complex="Times New Roman" fo:font-size="10pt" style:font-size-complex="10pt"/>
    </style:style>
    <style:style style:family="text" style:name="T85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86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87">
      <style:text-properties fo:color="#000000" fo:font-family="Times New Roman" style:font-family-complex="Times New Roman" fo:font-size="10pt" style:font-size-complex="10pt"/>
    </style:style>
    <style:style style:family="table-row" style:name="ro3">
      <style:table-row-properties/>
    </style:style>
    <style:style style:family="table-cell" style:name="ce1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50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88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89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1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51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90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91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1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52">
      <style:paragraph-properties fo:margin-left="0cm" fo:text-indent="0cm"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92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93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94">
      <style:text-properties fo:color="#000000" fo:font-family="Times New Roman" style:font-family-complex="Times New Roman" fo:font-size="10pt" style:font-size-complex="10pt"/>
    </style:style>
    <style:style style:family="table-cell" style:name="ce1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53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95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96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97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1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54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98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99">
      <style:text-properties fo:color="#000000" fo:font-family="Times New Roman" style:font-family-complex="Times New Roman" fo:font-size="10pt" style:font-size-complex="10pt"/>
    </style:style>
    <style:style style:family="text" style:name="T100">
      <style:text-properties fo:color="#000000" fo:font-family="Times New Roman" style:font-family-complex="Times New Roman" fo:font-size="10pt" style:font-size-complex="10pt"/>
    </style:style>
    <style:style style:family="text" style:name="T101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02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103">
      <style:text-properties fo:color="#000000" fo:font-family="Times New Roman" style:font-family-complex="Times New Roman" fo:font-size="10pt" style:font-size-complex="10pt"/>
    </style:style>
    <style:style style:family="table-row" style:name="ro4">
      <style:table-row-properties/>
    </style:style>
    <style:style style:family="table-cell" style:name="ce17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55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04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05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18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56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06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07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19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57">
      <style:paragraph-properties fo:margin-left="0cm" fo:text-indent="0cm"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08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09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110">
      <style:text-properties fo:color="#000000" fo:font-family="Times New Roman" style:font-family-complex="Times New Roman" fo:font-size="10pt" style:font-size-complex="10pt"/>
    </style:style>
    <style:style style:family="table-cell" style:name="ce20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58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11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12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21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59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13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14">
      <style:text-properties fo:color="#000000" fo:font-family="Times New Roman" style:font-family-complex="Times New Roman" fo:font-size="10pt" style:font-size-complex="10pt"/>
    </style:style>
    <style:style style:family="text" style:name="T115">
      <style:text-properties fo:color="#000000" fo:font-family="Times New Roman" style:font-family-complex="Times New Roman" fo:font-size="10pt" style:font-size-complex="10pt"/>
    </style:style>
    <style:style style:family="text" style:name="T116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17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118">
      <style:text-properties fo:color="#000000" fo:font-family="Times New Roman" style:font-family-complex="Times New Roman" fo:font-size="10pt" style:font-size-complex="10pt"/>
    </style:style>
    <style:style style:family="table-row" style:name="ro5">
      <style:table-row-properties/>
    </style:style>
    <style:style style:family="table-cell" style:name="ce2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60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19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20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2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61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21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22">
      <style:text-properties fo:color="#000000" fo:font-family="Times New Roman" style:font-family-complex="Times New Roman" fo:font-size="10pt" style:font-size-complex="10pt" fo:language="en" fo:country="US"/>
    </style:style>
    <style:style style:family="text" style:name="T123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124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2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62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25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26">
      <style:text-properties fo:color="#000000" fo:font-family="Times New Roman" style:font-family-complex="Times New Roman" fo:font-size="10pt" style:font-size-complex="10pt" fo:language="en" fo:country="US"/>
    </style:style>
    <style:style style:family="text" style:name="T127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128">
      <style:text-properties fo:color="#000000" fo:font-family="Times New Roman" style:font-family-complex="Times New Roman" fo:font-size="10pt" style:font-size-complex="10pt" fo:language="en" fo:country="US"/>
    </style:style>
    <style:style style:family="text" style:name="T129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2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63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30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31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2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64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32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33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134">
      <style:text-properties fo:color="#000000" fo:font-family="Times New Roman" style:font-family-complex="Times New Roman" fo:font-size="10pt" style:font-size-complex="10pt"/>
    </style:style>
    <style:style style:family="table-row" style:name="ro6">
      <style:table-row-properties/>
    </style:style>
    <style:style style:family="table-cell" style:name="ce27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65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35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36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28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66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37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38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29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67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39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40">
      <style:text-properties fo:color="#000000" fo:font-family="Times New Roman" style:font-family-complex="Times New Roman" fo:font-size="10pt" style:font-size-complex="10pt"/>
    </style:style>
    <style:style style:family="paragraph" style:name="P68">
      <style:paragraph-properties/>
      <style:text-properties/>
    </style:style>
    <style:style style:family="text" style:name="T141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42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30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69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43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44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145">
      <style:text-properties fo:color="#000000" fo:font-family="Times New Roman" style:font-family-complex="Times New Roman" fo:font-size="10pt" style:font-size-complex="10pt"/>
    </style:style>
    <style:style style:family="table-cell" style:name="ce31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70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46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47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148">
      <style:text-properties fo:color="#000000" fo:font-family="Times New Roman" style:font-family-complex="Times New Roman" fo:font-size="10pt" style:font-size-complex="10pt"/>
    </style:style>
    <style:style style:family="text" style:name="T149">
      <style:text-properties fo:color="#000000" fo:font-family="Times New Roman" style:font-family-complex="Times New Roman" fo:font-size="10pt" style:font-size-complex="10pt"/>
    </style:style>
    <style:style style:parent-style-name="729" style:family="paragraph" style:name="P71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50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51">
      <style:text-properties fo:color="#000000" fo:font-family="Times New Roman" style:font-family-complex="Times New Roman" fo:font-size="10pt" style:font-size-complex="10pt"/>
    </style:style>
    <style:style style:family="table-row" style:name="ro7">
      <style:table-row-properties/>
    </style:style>
    <style:style style:family="table-cell" style:name="ce3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72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52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53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3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73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54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55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3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74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56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57">
      <style:text-properties fo:color="#000000" fo:font-family="Times New Roman" style:font-family-complex="Times New Roman" fo:font-size="10pt" style:font-size-complex="10pt"/>
    </style:style>
    <style:style style:family="text" style:name="T158">
      <style:text-properties fo:color="#000000" fo:font-family="Times New Roman" style:font-family-complex="Times New Roman" fo:font-size="10pt" style:font-size-complex="10pt"/>
    </style:style>
    <style:style style:parent-style-name="729" style:family="paragraph" style:name="P75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59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60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3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76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61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62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3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77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63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64">
      <style:text-properties fo:color="#000000" fo:font-family="Times New Roman" style:font-family-complex="Times New Roman" fo:font-size="10pt" style:font-size-complex="10pt"/>
    </style:style>
    <style:style style:family="text" style:name="T165">
      <style:text-properties fo:color="#000000" fo:font-family="Times New Roman" style:font-family-complex="Times New Roman" fo:font-size="10pt" style:font-size-complex="10pt"/>
    </style:style>
    <style:style style:family="text" style:name="T166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67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168">
      <style:text-properties fo:color="#000000" fo:font-family="Times New Roman" style:font-family-complex="Times New Roman" fo:font-size="10pt" style:font-size-complex="10pt"/>
    </style:style>
    <style:style style:family="table-row" style:name="ro8">
      <style:table-row-properties/>
    </style:style>
    <style:style style:family="table-cell" style:name="ce37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78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69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70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38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79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71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72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39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80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73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74">
      <style:text-properties fo:color="#000000" fo:font-family="Times New Roman" style:font-family-complex="Times New Roman" fo:font-size="10pt" style:font-size-complex="10pt"/>
    </style:style>
    <style:style style:family="text" style:name="T175">
      <style:text-properties fo:color="#000000" fo:font-family="Times New Roman" style:font-family-complex="Times New Roman" fo:font-size="10pt" style:font-size-complex="10pt"/>
    </style:style>
    <style:style style:parent-style-name="729" style:family="paragraph" style:name="P81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76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77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178">
      <style:text-properties fo:color="#000000" fo:font-family="Times New Roman" style:font-family-complex="Times New Roman" fo:font-size="10pt" style:font-size-complex="10pt"/>
    </style:style>
    <style:style style:family="table-cell" style:name="ce40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82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79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80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41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83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81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82">
      <style:text-properties fo:color="#000000" fo:font-family="Times New Roman" style:font-family-complex="Times New Roman" fo:font-size="10pt" style:font-size-complex="10pt"/>
    </style:style>
    <style:style style:family="text" style:name="T183">
      <style:text-properties fo:color="#000000" fo:font-family="Times New Roman" style:font-family-complex="Times New Roman" fo:font-size="10pt" style:font-size-complex="10pt"/>
    </style:style>
    <style:style style:family="text" style:name="T184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85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186">
      <style:text-properties fo:color="#000000" fo:font-family="Times New Roman" style:font-family-complex="Times New Roman" fo:font-size="10pt" style:font-size-complex="10pt"/>
    </style:style>
    <style:style style:family="table-row" style:name="ro9">
      <style:table-row-properties/>
    </style:style>
    <style:style style:family="table-cell" style:name="ce4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84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87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88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4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85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89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90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4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86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91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92">
      <style:text-properties fo:color="#000000" fo:font-family="Times New Roman" style:font-family-complex="Times New Roman" fo:font-size="10pt" style:font-size-complex="10pt"/>
    </style:style>
    <style:style style:family="paragraph" style:name="P87">
      <style:paragraph-properties/>
      <style:text-properties/>
    </style:style>
    <style:style style:family="text" style:name="T193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94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4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88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95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96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4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89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197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198">
      <style:text-properties fo:color="#000000" fo:font-family="Times New Roman" style:font-family-complex="Times New Roman" fo:font-size="10pt" style:font-size-complex="10pt"/>
    </style:style>
    <style:style style:family="text" style:name="T199">
      <style:text-properties fo:color="#000000" fo:font-family="Times New Roman" style:font-family-complex="Times New Roman" fo:font-size="10pt" style:font-size-complex="10pt"/>
    </style:style>
    <style:style style:family="text" style:name="T200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01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202">
      <style:text-properties fo:color="#000000" fo:font-family="Times New Roman" style:font-family-complex="Times New Roman" fo:font-size="10pt" style:font-size-complex="10pt"/>
    </style:style>
    <style:style style:family="table-row" style:name="ro10">
      <style:table-row-properties/>
    </style:style>
    <style:style style:family="table-cell" style:name="ce47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90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03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04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48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91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05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06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49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92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07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08">
      <style:text-properties fo:color="#000000" fo:font-family="Times New Roman" style:font-family-complex="Times New Roman" fo:font-size="10pt" style:font-size-complex="10pt"/>
    </style:style>
    <style:style style:family="text" style:name="T209">
      <style:text-properties fo:color="#000000" fo:font-family="Times New Roman" style:font-family-complex="Times New Roman" fo:font-size="10pt" style:font-size-complex="10pt"/>
    </style:style>
    <style:style style:parent-style-name="729" style:family="paragraph" style:name="P93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10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11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50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94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12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13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51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95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14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15">
      <style:text-properties fo:color="#000000" fo:font-family="Times New Roman" style:font-family-complex="Times New Roman" fo:font-size="10pt" style:font-size-complex="10pt"/>
    </style:style>
    <style:style style:family="text" style:name="T216">
      <style:text-properties fo:color="#000000" fo:font-family="Times New Roman" style:font-family-complex="Times New Roman" fo:font-size="10pt" style:font-size-complex="10pt"/>
    </style:style>
    <style:style style:parent-style-name="729" style:family="paragraph" style:name="P96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17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18">
      <style:text-properties fo:color="#000000" fo:font-family="Times New Roman" style:font-family-complex="Times New Roman" fo:font-size="10pt" style:font-size-complex="10pt" fo:language="ru" fo:country="RU"/>
    </style:style>
    <style:style style:family="table-row" style:name="ro11">
      <style:table-row-properties/>
    </style:style>
    <style:style style:family="table-cell" style:name="ce5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97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19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20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5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98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21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22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5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99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23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24">
      <style:text-properties fo:color="#000000" fo:font-family="Times New Roman" style:font-family-complex="Times New Roman" fo:font-size="10pt" style:font-size-complex="10pt"/>
    </style:style>
    <style:style style:family="text" style:name="T225">
      <style:text-properties fo:color="#000000" fo:font-family="Times New Roman" style:font-family-complex="Times New Roman" fo:font-size="10pt" style:font-size-complex="10pt"/>
    </style:style>
    <style:style style:parent-style-name="729" style:family="paragraph" style:name="P100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26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27">
      <style:text-properties fo:color="#000000" fo:font-family="Times New Roman" style:font-family-complex="Times New Roman" fo:font-size="10pt" style:font-size-complex="10pt" fo:language="ru" fo:country="RU"/>
    </style:style>
    <style:style style:family="text" style:name="T228">
      <style:text-properties fo:color="#000000" fo:font-family="Times New Roman" style:font-family-complex="Times New Roman" fo:font-size="10pt" style:font-size-complex="10pt"/>
    </style:style>
    <style:style style:family="table-cell" style:name="ce5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101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29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30">
      <style:text-properties fo:color="#000000" fo:font-family="Times New Roman" style:font-family-complex="Times New Roman" fo:font-size="10pt" style:font-size-complex="10pt" fo:language="ru" fo:country="RU"/>
    </style:style>
    <style:style style:family="table-cell" style:name="ce5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  <style:paragraph-properties fo:line-height="100%" fo:margin-bottom="0pt"/>
      <style:text-properties/>
    </style:style>
    <style:style style:parent-style-name="729" style:family="paragraph" style:name="P102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31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32">
      <style:text-properties fo:color="#000000" fo:font-family="Times New Roman" style:font-family-complex="Times New Roman" fo:font-size="10pt" style:font-size-complex="10pt"/>
    </style:style>
    <style:style style:family="text" style:name="T233">
      <style:text-properties fo:color="#000000" fo:font-family="Times New Roman" style:font-family-complex="Times New Roman" fo:font-size="10pt" style:font-size-complex="10pt"/>
    </style:style>
    <style:style style:parent-style-name="729" style:family="paragraph" style:name="P103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34">
      <style:text-properties fo:color="#000000" fo:font-family="Times New Roman" style:font-family-complex="Times New Roman" fo:font-size="10pt" style:font-size-complex="10pt" fo:language="ru" style:language-complex="ru" fo:country="RU" style:country-complex="RU"/>
    </style:style>
    <style:style style:family="text" style:name="T235">
      <style:text-properties fo:color="#000000" fo:font-family="Times New Roman" style:font-family-complex="Times New Roman" fo:font-size="10pt" style:font-size-complex="10pt" fo:language="ru" fo:country="RU"/>
    </style:style>
    <style:style style:parent-style-name="729" style:family="paragraph" style:name="P104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36">
      <style:text-properties fo:color="#000000" fo:font-family="Times New Roman" style:font-family-complex="Times New Roman" fo:font-size="12pt" style:font-size-complex="12pt" fo:language="ru" fo:country="RU"/>
    </style:style>
    <style:style style:family="text" style:name="T237">
      <style:text-properties fo:color="#000000" fo:font-family="Times New Roman" style:font-family-complex="Times New Roman" fo:font-size="12pt" style:font-size-complex="12pt" fo:language="ru" fo:country="RU"/>
    </style:style>
  </office:automatic-styles>
  <office:body>
    <office:text text:use-soft-page-breaks="true">
      <text:p text:style-name="P39"><text:span text:style-name="T61">Тест-кейсы</text:span><text:span text:style-name="T62"/><text:span text:style-name="T63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>
            <text:p text:style-name="P40"><text:span text:style-name="T64">№</text:span><text:span text:style-name="T65"/></text:p>
          </table:table-cell>
          <table:table-cell table:style-name="ce3">
            <text:p text:style-name="P41"><text:span text:style-name="T66">Название</text:span><text:span text:style-name="T67"/></text:p>
          </table:table-cell>
          <table:table-cell table:style-name="ce4">
            <text:p text:style-name="P42"><text:span text:style-name="T68">Шаги</text:span><text:span text:style-name="T69"/></text:p>
          </table:table-cell>
          <table:table-cell table:style-name="ce5">
            <text:p text:style-name="P43"><text:span text:style-name="T70">Ожидаемый результат</text:span><text:span text:style-name="T71"/></text:p>
          </table:table-cell>
          <table:table-cell table:style-name="ce6">
            <text:p text:style-name="P44"><text:span text:style-name="T72">Фактический результат</text:span><text:span text:style-name="T73"/></text:p>
          </table:table-cell>
        </table:table-row>
        <table:table-row table:style-name="ro2" table:default-cell-style-name="ce1">
          <table:table-cell table:style-name="ce7">
            <text:p text:style-name="P45"><text:span text:style-name="T74">1</text:span><text:span text:style-name="T75"/></text:p>
          </table:table-cell>
          <table:table-cell table:style-name="ce8">
            <text:p text:style-name="P46"><text:span text:style-name="T76">Права Гостя</text:span><text:span text:style-name="T77"/></text:p>
          </table:table-cell>
          <table:table-cell table:style-name="ce9">
            <text:p text:style-name="P47"><text:span text:style-name="T78">1. Зайти за гостя2. Проверить права в ролью Гостя</text:span><text:span text:style-name="T79"/></text:p>
          </table:table-cell>
          <table:table-cell table:style-name="ce10">
            <text:p text:style-name="P48"><text:span text:style-name="T80">Гость может только просматривать таблицу сотрудников</text:span><text:span text:style-name="T81"/></text:p>
          </table:table-cell>
          <table:table-cell table:style-name="ce11">
            <text:p text:style-name="P49"><text:span text:style-name="T82">Гость может только просматривать таблицу сотрудников</text:span><text:span text:style-name="T83"/><text:span text:style-name="T84"/><text:span text:style-name="T85"/><text:span text:style-name="T86"/><text:span text:style-name="T87"/></text:p>
          </table:table-cell>
        </table:table-row>
        <table:table-row table:style-name="ro3" table:default-cell-style-name="ce1">
          <table:table-cell table:style-name="ce12">
            <text:p text:style-name="P50"><text:span text:style-name="T88">2</text:span><text:span text:style-name="T89"/></text:p>
          </table:table-cell>
          <table:table-cell table:style-name="ce13">
            <text:p text:style-name="P51"><text:span text:style-name="T90">Права Администратора</text:span><text:span text:style-name="T91"/></text:p>
          </table:table-cell>
          <table:table-cell table:style-name="ce14">
            <text:p text:style-name="P52"><text:span text:style-name="T92">1. Зайти за гостя2. Проверить права в ролью Администратора</text:span><text:span text:style-name="T93"/><text:span text:style-name="T94"/></text:p>
          </table:table-cell>
          <table:table-cell table:style-name="ce15">
            <text:p text:style-name="P53"><text:span text:style-name="T95">Администратор может удалять и редактировать записи</text:span><text:span text:style-name="T96"/><text:span text:style-name="T97"/></text:p>
          </table:table-cell>
          <table:table-cell table:style-name="ce16">
            <text:p text:style-name="P54"><text:span text:style-name="T98">Администратор может удалять и редактировать записи</text:span><text:span text:style-name="T99"/><text:span text:style-name="T100"/><text:span text:style-name="T101"/><text:span text:style-name="T102"/><text:span text:style-name="T103"/></text:p>
          </table:table-cell>
        </table:table-row>
        <table:table-row table:style-name="ro4" table:default-cell-style-name="ce1">
          <table:table-cell table:style-name="ce17">
            <text:p text:style-name="P55"><text:span text:style-name="T104">3</text:span><text:span text:style-name="T105"/></text:p>
          </table:table-cell>
          <table:table-cell table:style-name="ce18">
            <text:p text:style-name="P56"><text:span text:style-name="T106">Права Менеджера</text:span><text:span text:style-name="T107"/></text:p>
          </table:table-cell>
          <table:table-cell table:style-name="ce19">
            <text:p text:style-name="P57"><text:span text:style-name="T108">1. Зайти за гостя2. Проверить права в ролью Менеджера</text:span><text:span text:style-name="T109"/><text:span text:style-name="T110"/></text:p>
          </table:table-cell>
          <table:table-cell table:style-name="ce20">
            <text:p text:style-name="P58"><text:span text:style-name="T111">Менеджер может редактировать записи, но не может удалять их</text:span><text:span text:style-name="T112"/></text:p>
          </table:table-cell>
          <table:table-cell table:style-name="ce21">
            <text:p text:style-name="P59"><text:span text:style-name="T113">Менеджер может редактировать записи, но не может удалять их</text:span><text:span text:style-name="T114"/><text:span text:style-name="T115"/><text:span text:style-name="T116"/><text:span text:style-name="T117"/><text:span text:style-name="T118"/></text:p>
          </table:table-cell>
        </table:table-row>
        <table:table-row table:style-name="ro5" table:default-cell-style-name="ce1">
          <table:table-cell table:style-name="ce22">
            <text:p text:style-name="P60"><text:span text:style-name="T119">4</text:span><text:span text:style-name="T120"/></text:p>
          </table:table-cell>
          <table:table-cell table:style-name="ce23">
            <text:p text:style-name="P61"><text:span text:style-name="T121">Вход с неверным логином</text:span><text:span text:style-name="T122">/</text:span><text:span text:style-name="T123">паролем</text:span><text:span text:style-name="T124"/></text:p>
          </table:table-cell>
          <table:table-cell table:style-name="ce24">
            <text:p text:style-name="P62"><text:span text:style-name="T125">1. Ввести логин</text:span><text:span text:style-name="T126">: Admin2. </text:span><text:span text:style-name="T127">Ввести пароль</text:span><text:span text:style-name="T128">: Fake123</text:span><text:span text:style-name="T129"/></text:p>
          </table:table-cell>
          <table:table-cell table:style-name="ce25">
            <text:p text:style-name="P63"><text:span text:style-name="T130">Приложение не пустит пользователя в систему</text:span><text:span text:style-name="T131"/></text:p>
          </table:table-cell>
          <table:table-cell table:style-name="ce26">
            <text:p text:style-name="P64"><text:span text:style-name="T132">Приложение не пускает пользователя в систему</text:span><text:span text:style-name="T133"/><text:span text:style-name="T134"/></text:p>
          </table:table-cell>
        </table:table-row>
        <table:table-row table:style-name="ro6" table:default-cell-style-name="ce1">
          <table:table-cell table:style-name="ce27">
            <text:p text:style-name="P65"><text:span text:style-name="T135">5</text:span><text:span text:style-name="T136"/></text:p>
          </table:table-cell>
          <table:table-cell table:style-name="ce28">
            <text:p text:style-name="P66"><text:span text:style-name="T137">Проверка работоспособности фильтров</text:span><text:span text:style-name="T138"/></text:p>
          </table:table-cell>
          <table:table-cell table:style-name="ce29">
            <text:p text:style-name="P67"><text:span text:style-name="T139">1. Зайти под профилем Менеджера2. Зайти в поиск</text:span><text:span text:style-name="T140"/></text:p>
            <text:p text:style-name="P68"><text:span text:style-name="T141">3. Выбрать фильтр </text:span><text:span text:style-name="T142">Трудоустроен</text:span><text:span/></text:p>
          </table:table-cell>
          <table:table-cell table:style-name="ce30">
            <text:p text:style-name="P69"><text:span text:style-name="T143">Фильтры корректно отображает только сотрудников имеющих </text:span><text:span text:style-name="T144">трудоустройство </text:span><text:span/><text:span text:style-name="T145"/></text:p>
          </table:table-cell>
          <table:table-cell table:style-name="ce31">
            <text:p text:style-name="P70"><text:span text:style-name="T146">Фильтры корректно отображает только сотрудников имеющих </text:span><text:span text:style-name="T147">трудоустройство </text:span><text:span text:style-name="T148"/><text:span text:style-name="T149"/></text:p>
            <text:p text:style-name="P71"><text:span text:style-name="T150"/><text:span text:style-name="T151"/></text:p>
          </table:table-cell>
        </table:table-row>
        <table:table-row table:style-name="ro7" table:default-cell-style-name="ce1">
          <table:table-cell table:style-name="ce32">
            <text:p text:style-name="P72"><text:span text:style-name="T152">6</text:span><text:span text:style-name="T153"/></text:p>
          </table:table-cell>
          <table:table-cell table:style-name="ce33">
            <text:p text:style-name="P73"><text:span text:style-name="T154">Проверка работоспособности поиска</text:span><text:span text:style-name="T155"/></text:p>
          </table:table-cell>
          <table:table-cell table:style-name="ce34">
            <text:p text:style-name="P74"><text:span text:style-name="T156">1. Зайти под профилем Менеджера2. Зайти в поиск</text:span><text:span text:style-name="T157"/><text:span text:style-name="T158"/></text:p>
            <text:p text:style-name="P75"><text:span text:style-name="T159">3. Выполнить поиск сотрудника по ФИО</text:span><text:span text:style-name="T160"/></text:p>
          </table:table-cell>
          <table:table-cell table:style-name="ce35">
            <text:p text:style-name="P76"><text:span text:style-name="T161">Поиск по ФИО корректно отображает сотрудника с ведённым ФИО</text:span><text:span text:style-name="T162"/></text:p>
          </table:table-cell>
          <table:table-cell table:style-name="ce36">
            <text:p text:style-name="P77"><text:span text:style-name="T163">Поиск по ФИО корректно отображает сотрудника с ведённым ФИО</text:span><text:span text:style-name="T164"/><text:span text:style-name="T165"/><text:span text:style-name="T166"/><text:span text:style-name="T167"/><text:span text:style-name="T168"/></text:p>
          </table:table-cell>
        </table:table-row>
        <table:table-row table:style-name="ro8" table:default-cell-style-name="ce1">
          <table:table-cell table:style-name="ce37">
            <text:p text:style-name="P78"><text:span text:style-name="T169">7</text:span><text:span text:style-name="T170"/></text:p>
          </table:table-cell>
          <table:table-cell table:style-name="ce38">
            <text:p text:style-name="P79"><text:span text:style-name="T171">Поиск по ФИО без учёта регистра</text:span><text:span text:style-name="T172"/></text:p>
          </table:table-cell>
          <table:table-cell table:style-name="ce39">
            <text:p text:style-name="P80"><text:span text:style-name="T173">1. Зайти под профилем Менеджера2. Зайти в поиск</text:span><text:span text:style-name="T174"/><text:span text:style-name="T175"/></text:p>
            <text:p text:style-name="P81"><text:span text:style-name="T176">3. Выполнить поиск сотрудника по ФИО с использованием разного регистра у букв</text:span><text:span text:style-name="T177"/><text:span text:style-name="T178"/></text:p>
          </table:table-cell>
          <table:table-cell table:style-name="ce40">
            <text:p text:style-name="P82"><text:span text:style-name="T179">Регистр не учитывает при поиске сотрудника по ФИО</text:span><text:span text:style-name="T180"/></text:p>
          </table:table-cell>
          <table:table-cell table:style-name="ce41">
            <text:p text:style-name="P83"><text:span text:style-name="T181">Регистр не учитывает при поиске сотрудника по ФИО</text:span><text:span text:style-name="T182"/><text:span text:style-name="T183"/><text:span text:style-name="T184"/><text:span text:style-name="T185"/><text:span text:style-name="T186"/></text:p>
          </table:table-cell>
        </table:table-row>
        <table:table-row table:style-name="ro9" table:default-cell-style-name="ce1">
          <table:table-cell table:style-name="ce42">
            <text:p text:style-name="P84"><text:span text:style-name="T187">8</text:span><text:span text:style-name="T188"/></text:p>
          </table:table-cell>
          <table:table-cell table:style-name="ce43">
            <text:p text:style-name="P85"><text:span text:style-name="T189">Выход из системы</text:span><text:span text:style-name="T190"/></text:p>
          </table:table-cell>
          <table:table-cell table:style-name="ce44">
            <text:p text:style-name="P86"><text:span text:style-name="T191">1. Зайти под профилем Администратора</text:span><text:span text:style-name="T192"/></text:p>
            <text:p text:style-name="P87"><text:span text:style-name="T193">2. Нажать кнопку Выход</text:span><text:span text:style-name="T194"/><text:span/></text:p>
          </table:table-cell>
          <table:table-cell table:style-name="ce45">
            <text:p text:style-name="P88"><text:span text:style-name="T195">Система производит корректный выход из профиля</text:span><text:span text:style-name="T196"/></text:p>
          </table:table-cell>
          <table:table-cell table:style-name="ce46">
            <text:p text:style-name="P89"><text:span text:style-name="T197">Система производит корректный выход из профиля</text:span><text:span text:style-name="T198"/><text:span text:style-name="T199"/><text:span text:style-name="T200"/><text:span text:style-name="T201"/><text:span text:style-name="T202"/></text:p>
          </table:table-cell>
        </table:table-row>
        <table:table-row table:style-name="ro10" table:default-cell-style-name="ce1">
          <table:table-cell table:style-name="ce47">
            <text:p text:style-name="P90"><text:span text:style-name="T203">9</text:span><text:span text:style-name="T204"/></text:p>
          </table:table-cell>
          <table:table-cell table:style-name="ce48">
            <text:p text:style-name="P91"><text:span text:style-name="T205">Удаление записей</text:span><text:span text:style-name="T206"/></text:p>
          </table:table-cell>
          <table:table-cell table:style-name="ce49">
            <text:p text:style-name="P92"><text:span text:style-name="T207">1. Зайти под профилем Администратора</text:span><text:span text:style-name="T208"/><text:span text:style-name="T209"/></text:p>
            <text:p text:style-name="P93"><text:span text:style-name="T210">2. Выбрать запись из таблицы Сотрудник3. Удалить запись</text:span><text:span text:style-name="T211"/></text:p>
          </table:table-cell>
          <table:table-cell table:style-name="ce50">
            <text:p text:style-name="P94"><text:span text:style-name="T212">Запись успешно удаляется</text:span><text:span text:style-name="T213"/></text:p>
          </table:table-cell>
          <table:table-cell table:style-name="ce51">
            <text:p text:style-name="P95"><text:span text:style-name="T214">Запись успешно удаляется</text:span><text:span text:style-name="T215"/><text:span text:style-name="T216"/></text:p>
            <text:p text:style-name="P96"><text:span text:style-name="T217"/><text:span text:style-name="T218"/></text:p>
          </table:table-cell>
        </table:table-row>
        <table:table-row table:style-name="ro11" table:default-cell-style-name="ce1">
          <table:table-cell table:style-name="ce52">
            <text:p text:style-name="P97"><text:span text:style-name="T219">10</text:span><text:span text:style-name="T220"/></text:p>
          </table:table-cell>
          <table:table-cell table:style-name="ce53">
            <text:p text:style-name="P98"><text:span text:style-name="T221">Редактирование записей</text:span><text:span text:style-name="T222"/></text:p>
          </table:table-cell>
          <table:table-cell table:style-name="ce54">
            <text:p text:style-name="P99"><text:span text:style-name="T223">1. Зайти под профилем Администратора</text:span><text:span text:style-name="T224"/><text:span text:style-name="T225"/></text:p>
            <text:p text:style-name="P100"><text:span text:style-name="T226">2. Выбрать запись из таблицы Сотрудник3. Отредактировать запись</text:span><text:span text:style-name="T227"/><text:span text:style-name="T228"/></text:p>
          </table:table-cell>
          <table:table-cell table:style-name="ce55">
            <text:p text:style-name="P101"><text:span text:style-name="T229">Запись успешно редактируется</text:span><text:span text:style-name="T230"/></text:p>
          </table:table-cell>
          <table:table-cell table:style-name="ce56">
            <text:p text:style-name="P102"><text:span text:style-name="T231">Запись успешно редактируется</text:span><text:span text:style-name="T232"/><text:span text:style-name="T233"/></text:p>
            <text:p text:style-name="P103"><text:span text:style-name="T234"/><text:span text:style-name="T235"/></text:p>
          </table:table-cell>
        </table:table-row>
      </table:table>
      <text:p text:style-name="P104"><text:span text:style-name="T236"/><text:span text:style-name="T237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5">
      <style:paragraph-properties/>
      <style:text-properties fo:font-size="10pt"/>
    </style:style>
    <style:style style:display-name="DStyle_text" style:family="text" style:name="666">
      <style:paragraph-properties/>
    </style:style>
    <style:style style:class="default" style:display-name="Normal" style:family="paragraph" style:name="667">
      <style:paragraph-properties/>
      <style:text-properties/>
    </style:style>
    <style:style style:parent-style-name="667" style:display-name="Heading 1" style:family="paragraph" style:name="668">
      <style:paragraph-properties fo:margin-top="18pt" fo:margin-bottom="4pt"/>
      <style:text-properties fo:color="#0f4761" fo:font-family="Arial" style:font-family-complex="Arial" fo:font-size="20pt" style:font-size-complex="20pt"/>
    </style:style>
    <style:style style:parent-style-name="667" style:display-name="Heading 2" style:family="paragraph" style:name="669">
      <style:paragraph-properties fo:margin-top="8pt" fo:margin-bottom="4pt"/>
      <style:text-properties fo:color="#0f4761" fo:font-family="Arial" style:font-family-complex="Arial" fo:font-size="16pt" style:font-size-complex="16pt"/>
    </style:style>
    <style:style style:parent-style-name="667" style:display-name="Heading 3" style:family="paragraph" style:name="670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667" style:display-name="Heading 4" style:family="paragraph" style:name="671">
      <style:paragraph-properties fo:margin-top="4pt" fo:margin-bottom="2pt"/>
      <style:text-properties fo:color="#0f4761" fo:font-family="Arial" style:font-family-complex="Arial" fo:font-style="italic"/>
    </style:style>
    <style:style style:parent-style-name="667" style:display-name="Heading 5" style:family="paragraph" style:name="672">
      <style:paragraph-properties fo:margin-top="4pt" fo:margin-bottom="2pt"/>
      <style:text-properties fo:color="#0f4761" fo:font-family="Arial" style:font-family-complex="Arial"/>
    </style:style>
    <style:style style:parent-style-name="667" style:display-name="Heading 6" style:family="paragraph" style:name="673">
      <style:paragraph-properties fo:margin-top="2pt" fo:margin-bottom="0pt"/>
      <style:text-properties fo:color="#595959" fo:font-family="Arial" style:font-family-complex="Arial" fo:font-style="italic"/>
    </style:style>
    <style:style style:parent-style-name="667" style:display-name="Heading 7" style:family="paragraph" style:name="674">
      <style:paragraph-properties fo:margin-top="2pt" fo:margin-bottom="0pt"/>
      <style:text-properties fo:color="#595959" fo:font-family="Arial" style:font-family-complex="Arial"/>
    </style:style>
    <style:style style:parent-style-name="667" style:display-name="Heading 8" style:family="paragraph" style:name="675">
      <style:paragraph-properties fo:margin-bottom="0pt"/>
      <style:text-properties fo:color="#272727" fo:font-family="Arial" style:font-family-complex="Arial" fo:font-style="italic"/>
    </style:style>
    <style:style style:parent-style-name="667" style:display-name="Heading 9" style:family="paragraph" style:name="676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7">
      <style:paragraph-properties/>
    </style:style>
    <style:style style:parent-style-name="677" style:display-name="Heading 1 Char" style:family="text" style:name="678">
      <style:paragraph-properties/>
      <style:text-properties fo:color="#0f4761" fo:font-family="Arial" style:font-family-complex="Arial" fo:font-size="20pt" style:font-size-complex="20pt"/>
    </style:style>
    <style:style style:parent-style-name="677" style:display-name="Heading 2 Char" style:family="text" style:name="679">
      <style:paragraph-properties/>
      <style:text-properties fo:color="#0f4761" fo:font-family="Arial" style:font-family-complex="Arial" fo:font-size="16pt" style:font-size-complex="16pt"/>
    </style:style>
    <style:style style:parent-style-name="677" style:display-name="Heading 3 Char" style:family="text" style:name="680">
      <style:paragraph-properties/>
      <style:text-properties fo:color="#0f4761" fo:font-family="Arial" style:font-family-complex="Arial" fo:font-size="14pt" style:font-size-complex="14pt"/>
    </style:style>
    <style:style style:parent-style-name="677" style:display-name="Heading 4 Char" style:family="text" style:name="681">
      <style:paragraph-properties/>
      <style:text-properties fo:color="#0f4761" fo:font-family="Arial" style:font-family-complex="Arial" fo:font-style="italic"/>
    </style:style>
    <style:style style:parent-style-name="677" style:display-name="Heading 5 Char" style:family="text" style:name="682">
      <style:paragraph-properties/>
      <style:text-properties fo:color="#0f4761" fo:font-family="Arial" style:font-family-complex="Arial"/>
    </style:style>
    <style:style style:parent-style-name="677" style:display-name="Heading 6 Char" style:family="text" style:name="683">
      <style:paragraph-properties/>
      <style:text-properties fo:color="#595959" fo:font-family="Arial" style:font-family-complex="Arial" fo:font-style="italic"/>
    </style:style>
    <style:style style:parent-style-name="677" style:display-name="Heading 7 Char" style:family="text" style:name="684">
      <style:paragraph-properties/>
      <style:text-properties fo:color="#595959" fo:font-family="Arial" style:font-family-complex="Arial"/>
    </style:style>
    <style:style style:parent-style-name="677" style:display-name="Heading 8 Char" style:family="text" style:name="685">
      <style:paragraph-properties/>
      <style:text-properties fo:color="#272727" fo:font-family="Arial" style:font-family-complex="Arial" fo:font-style="italic"/>
    </style:style>
    <style:style style:parent-style-name="677" style:display-name="Heading 9 Char" style:family="text" style:name="686">
      <style:paragraph-properties/>
      <style:text-properties fo:color="#272727" fo:font-family="Arial" style:font-family-complex="Arial" fo:font-style="italic"/>
    </style:style>
    <style:style style:parent-style-name="677" style:display-name="Title Char" style:family="text" style:name="687">
      <style:paragraph-properties/>
      <style:text-properties fo:font-family="Arial" style:font-family-complex="Arial" fo:font-size="28pt" style:font-size-complex="28pt" fo:letter-spacing="-0.5pt"/>
    </style:style>
    <style:style style:parent-style-name="667" style:display-name="Subtitle" style:family="paragraph" style:name="688">
      <style:paragraph-properties/>
      <style:text-properties fo:color="#595959" fo:font-size="14pt" style:font-size-complex="14pt" fo:letter-spacing="0.75pt"/>
    </style:style>
    <style:style style:parent-style-name="677" style:display-name="Subtitle Char" style:family="text" style:name="689">
      <style:paragraph-properties/>
      <style:text-properties fo:color="#595959" fo:font-size="14pt" style:font-size-complex="14pt" fo:letter-spacing="0.75pt"/>
    </style:style>
    <style:style style:parent-style-name="667" style:display-name="Quote" style:family="paragraph" style:name="690">
      <style:paragraph-properties fo:text-align="center" fo:margin-top="8pt"/>
      <style:text-properties fo:color="#404040" fo:font-style="italic"/>
    </style:style>
    <style:style style:parent-style-name="677" style:display-name="Quote Char" style:family="text" style:name="691">
      <style:paragraph-properties/>
      <style:text-properties fo:color="#404040" fo:font-style="italic"/>
    </style:style>
    <style:style style:parent-style-name="667" style:display-name="List Paragraph" style:family="paragraph" style:name="692">
      <style:paragraph-properties fo:margin-left="1.27cm" fo:margin-right="0cm" fo:text-indent="0cm"/>
    </style:style>
    <style:style style:parent-style-name="677" style:display-name="Intense Emphasis" style:family="text" style:name="693">
      <style:paragraph-properties/>
      <style:text-properties fo:color="#0f4761" fo:font-style="italic"/>
    </style:style>
    <style:style style:parent-style-name="667" style:display-name="Intense Quote" style:family="paragraph" style:name="694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7" style:display-name="Intense Quote Char" style:family="text" style:name="695">
      <style:paragraph-properties/>
      <style:text-properties fo:color="#0f4761" fo:font-style="italic"/>
    </style:style>
    <style:style style:parent-style-name="677" style:display-name="Intense Reference" style:family="text" style:name="696">
      <style:paragraph-properties/>
      <style:text-properties fo:font-variant="small-caps" fo:color="#0f4761" fo:letter-spacing="0.25pt" fo:font-weight="bold"/>
    </style:style>
    <style:style style:parent-style-name="667" style:display-name="No Spacing" style:family="paragraph" style:name="697">
      <style:paragraph-properties fo:line-height="100%" fo:margin-bottom="0pt"/>
    </style:style>
    <style:style style:parent-style-name="677" style:display-name="Subtle Emphasis" style:family="text" style:name="698">
      <style:paragraph-properties/>
      <style:text-properties fo:color="#404040" fo:font-style="italic"/>
    </style:style>
    <style:style style:parent-style-name="677" style:display-name="Emphasis" style:family="text" style:name="699">
      <style:paragraph-properties/>
      <style:text-properties fo:font-style="italic"/>
    </style:style>
    <style:style style:parent-style-name="677" style:display-name="Strong" style:family="text" style:name="700">
      <style:paragraph-properties/>
      <style:text-properties fo:font-weight="bold"/>
    </style:style>
    <style:style style:parent-style-name="677" style:display-name="Subtle Reference" style:family="text" style:name="701">
      <style:paragraph-properties/>
      <style:text-properties fo:font-variant="small-caps" fo:color="#5a5a5a"/>
    </style:style>
    <style:style style:parent-style-name="677" style:display-name="Book Title" style:family="text" style:name="702">
      <style:paragraph-properties/>
      <style:text-properties fo:letter-spacing="0.25pt" fo:font-style="italic" fo:font-weight="bold"/>
    </style:style>
    <style:style style:parent-style-name="667" style:display-name="Header" style:family="paragraph" style:name="703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7" style:display-name="Header Char" style:family="text" style:name="704">
      <style:paragraph-properties/>
    </style:style>
    <style:style style:parent-style-name="667" style:display-name="Footer" style:family="paragraph" style:name="70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7" style:display-name="Footer Char" style:family="text" style:name="706">
      <style:paragraph-properties/>
    </style:style>
    <style:style style:parent-style-name="667" style:display-name="footnote text" style:family="paragraph" style:name="707">
      <style:paragraph-properties fo:line-height="100%" fo:margin-bottom="0pt"/>
      <style:text-properties fo:font-size="10pt" style:font-size-complex="10pt"/>
    </style:style>
    <style:style style:parent-style-name="677" style:display-name="Footnote Text Char" style:family="text" style:name="708">
      <style:paragraph-properties/>
      <style:text-properties fo:font-size="10pt" style:font-size-complex="10pt"/>
    </style:style>
    <style:style style:parent-style-name="677" style:display-name="footnote reference" style:family="text" style:name="709">
      <style:paragraph-properties/>
      <style:text-properties style:text-position="super 58%"/>
    </style:style>
    <style:style style:parent-style-name="667" style:display-name="endnote text" style:family="paragraph" style:name="710">
      <style:paragraph-properties fo:line-height="100%" fo:margin-bottom="0pt"/>
      <style:text-properties fo:font-size="10pt" style:font-size-complex="10pt"/>
    </style:style>
    <style:style style:parent-style-name="677" style:display-name="Endnote Text Char" style:family="text" style:name="711">
      <style:paragraph-properties/>
      <style:text-properties fo:font-size="10pt" style:font-size-complex="10pt"/>
    </style:style>
    <style:style style:parent-style-name="677" style:display-name="endnote reference" style:family="text" style:name="712">
      <style:paragraph-properties/>
      <style:text-properties style:text-position="super 58%"/>
    </style:style>
    <style:style style:parent-style-name="677" style:display-name="Hyperlink" style:family="text" style:name="713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7" style:display-name="Internet link" style:family="text" style:name="71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7" style:display-name="FollowedHyperlink" style:family="text" style:name="715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7" style:display-name="toc 1" style:family="paragraph" style:name="716">
      <style:paragraph-properties fo:margin-bottom="5pt"/>
    </style:style>
    <style:style style:parent-style-name="667" style:display-name="toc 2" style:family="paragraph" style:name="717">
      <style:paragraph-properties fo:margin-left="0.3881cm" fo:margin-right="0cm" fo:text-indent="0cm" fo:margin-bottom="5pt"/>
    </style:style>
    <style:style style:parent-style-name="667" style:display-name="toc 3" style:family="paragraph" style:name="718">
      <style:paragraph-properties fo:margin-left="0.7762cm" fo:margin-right="0cm" fo:text-indent="0cm" fo:margin-bottom="5pt"/>
    </style:style>
    <style:style style:parent-style-name="667" style:display-name="toc 4" style:family="paragraph" style:name="719">
      <style:paragraph-properties fo:margin-left="1.164cm" fo:margin-right="0cm" fo:text-indent="0cm" fo:margin-bottom="5pt"/>
    </style:style>
    <style:style style:parent-style-name="667" style:display-name="toc 5" style:family="paragraph" style:name="720">
      <style:paragraph-properties fo:margin-left="1.552cm" fo:margin-right="0cm" fo:text-indent="0cm" fo:margin-bottom="5pt"/>
    </style:style>
    <style:style style:parent-style-name="667" style:display-name="toc 6" style:family="paragraph" style:name="721">
      <style:paragraph-properties fo:margin-left="1.94cm" fo:margin-right="0cm" fo:text-indent="0cm" fo:margin-bottom="5pt"/>
    </style:style>
    <style:style style:parent-style-name="667" style:display-name="toc 7" style:family="paragraph" style:name="722">
      <style:paragraph-properties fo:margin-left="2.328cm" fo:margin-right="0cm" fo:text-indent="0cm" fo:margin-bottom="5pt"/>
    </style:style>
    <style:style style:parent-style-name="667" style:display-name="toc 8" style:family="paragraph" style:name="723">
      <style:paragraph-properties fo:margin-left="2.717cm" fo:margin-right="0cm" fo:text-indent="0cm" fo:margin-bottom="5pt"/>
    </style:style>
    <style:style style:parent-style-name="667" style:display-name="toc 9" style:family="paragraph" style:name="724">
      <style:paragraph-properties fo:margin-left="3.105cm" fo:margin-right="0cm" fo:text-indent="0cm" fo:margin-bottom="5pt"/>
    </style:style>
    <style:style style:parent-style-name="677" style:display-name="Placeholder Text" style:family="text" style:name="725">
      <style:paragraph-properties/>
      <style:text-properties fo:color="#666666"/>
    </style:style>
    <style:style style:parent-style-name="667" style:display-name="TOC Heading" style:family="paragraph" style:name="726">
      <style:paragraph-properties/>
    </style:style>
    <style:style style:parent-style-name="667" style:display-name="table of figures" style:family="paragraph" style:name="727">
      <style:paragraph-properties fo:margin-bottom="0pt"/>
    </style:style>
    <style:style style:parent-style-name="667" style:display-name="DStyle_paragraph" style:family="paragraph" style:name="728">
      <style:paragraph-properties/>
      <style:text-properties fo:color="#000000" fo:font-family="Times New Roman" style:font-family-complex="Times New Roman" fo:font-size="12pt" style:font-size-complex="12pt" fo:language="ru" fo:country="RU"/>
    </style:style>
    <style:style style:parent-style-name="728" style:display-name="Standard" style:family="paragraph" style:name="729">
      <style:paragraph-properties/>
      <style:text-properties/>
    </style:style>
    <style:style style:parent-style-name="729" style:display-name="Title" style:family="paragraph" style:name="730">
      <style:paragraph-properties fo:margin-top="12pt" fo:margin-bottom="6pt"/>
      <style:text-properties fo:font-family="Arial" style:font-family-complex="Arial" fo:font-size="14pt" style:font-size-complex="14pt"/>
    </style:style>
    <style:style style:parent-style-name="729" style:display-name="Text body" style:family="paragraph" style:name="731">
      <style:paragraph-properties fo:margin-top="0pt" fo:margin-bottom="6pt"/>
    </style:style>
    <style:style style:parent-style-name="731" style:display-name="List" style:family="paragraph" style:name="732">
      <style:paragraph-properties/>
    </style:style>
    <style:style style:parent-style-name="729" style:display-name="Caption" style:family="paragraph" style:name="733">
      <style:paragraph-properties fo:margin-top="6pt" fo:margin-bottom="6pt"/>
      <style:text-properties fo:font-size="12pt" style:font-size-complex="12pt" fo:font-style="italic"/>
    </style:style>
    <style:style style:parent-style-name="729" style:display-name="Index" style:family="paragraph" style:name="734">
      <style:paragraph-properties/>
    </style:style>
    <style:style style:parent-style-name="667" style:display-name="T1" style:family="text" style:name="735">
      <style:paragraph-properties/>
    </style:style>
    <style:style style:parent-style-name="667" style:display-name="T2" style:family="text" style:name="736">
      <style:paragraph-properties/>
    </style:style>
    <style:style style:parent-style-name="667" style:display-name="T3" style:family="text" style:name="737">
      <style:paragraph-properties/>
    </style:style>
    <style:style style:parent-style-name="667" style:display-name="T4" style:family="text" style:name="738">
      <style:paragraph-properties/>
    </style:style>
    <style:style style:parent-style-name="667" style:display-name="T5" style:family="text" style:name="739">
      <style:paragraph-properties/>
    </style:style>
    <style:style style:parent-style-name="667" style:display-name="T6" style:family="text" style:name="740">
      <style:paragraph-properties/>
    </style:style>
    <style:style style:parent-style-name="667" style:display-name="T7" style:family="text" style:name="741">
      <style:paragraph-properties/>
    </style:style>
    <style:style style:parent-style-name="667" style:display-name="T8" style:family="text" style:name="742">
      <style:paragraph-properties/>
    </style:style>
    <style:style style:parent-style-name="667" style:display-name="T9" style:family="text" style:name="743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text:list-style style:name="WWNum1">
      <text:list-level-style-bullet text:level="1" text:style-name="T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3.1.8</meta:generator>
    <dc:creator>Anton Boyarshinov</dc:creator>
    <meta:creation-date>2008-09-02T07:39:21Z</meta:creation-date>
    <meta:user-defined meta:name="Поле 1" meta:value-type="string"/>
    <meta:user-defined meta:name="Поле 2" meta:value-type="string"/>
    <meta:user-defined meta:name="Поле 3" meta:value-type="string"/>
    <meta:user-defined meta:name="Поле 4" meta:value-type="string"/>
  </office:meta>
</office:document-meta>
</file>